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51cm"/>
    </style:style>
    <style:style style:name="Tabela1.B" style:family="table-column">
      <style:table-column-properties style:column-width="14.049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6"/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 style:list-style-name="L6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O que são Threads em Java?</text:h>
      <text:p text:style-name="Text_20_body"><text:span text:style-name="Strong_20_Emphasis">Threads</text:span> são unidades de execução dentro de um processo. No Java, elas permitem a execução de múltiplas tarefas simultaneamente dentro de um programa, utilizando <text:span text:style-name="Strong_20_Emphasis">multithreading</text:span>. Isso é particularmente útil para melhorar o desempenho em aplicativos que precisam executar várias operações de forma independente, como servidores web, aplicações gráficas ou jogos.</text:p>
      <text:h text:style-name="Heading_20_3" text:outline-level="3">Para que servem as Threads?</text:h>
      <text:p text:style-name="Text_20_body">As threads servem para dividir um programa em múltiplas tarefas que podem ser executadas de forma concorrente. Isso permite:</text:p>
      <text:list xml:id="list1727628868" text:style-name="L1">
        <text:list-item>
          <text:p text:style-name="P12"><text:span text:style-name="Strong_20_Emphasis">Execução simultânea</text:span>: Várias partes do programa podem ser executadas ao mesmo tempo.</text:p>
        </text:list-item>
        <text:list-item>
          <text:p text:style-name="P12"><text:span text:style-name="Strong_20_Emphasis">Melhor uso do processador</text:span>: As threads podem rodar em paralelo, utilizando múltiplos núcleos do processador.</text:p>
        </text:list-item>
        <text:list-item>
          <text:p text:style-name="P6"><text:span text:style-name="Strong_20_Emphasis">Interatividade</text:span>: Melhorar a responsividade de aplicativos que possuem interfaces gráficas (GUIs), evitando travamentos durante a execução de tarefas longas.</text:p>
        </text:list-item>
      </text:list>
      <text:h text:style-name="Heading_20_3" text:outline-level="3">Principais características</text:h>
      <text:h text:style-name="Heading_20_4" text:outline-level="4">Positivas</text:h>
      <text:list xml:id="list3540065945" text:style-name="L2">
        <text:list-item>
          <text:p text:style-name="P13"><text:span text:style-name="Strong_20_Emphasis">Paralelismo</text:span>: Melhora o desempenho em sistemas com múltiplos núcleos.</text:p>
        </text:list-item>
        <text:list-item>
          <text:p text:style-name="P13"><text:span text:style-name="Strong_20_Emphasis">Responsividade</text:span>: Permite que tarefas longas sejam realizadas sem travar a interface do usuário.</text:p>
        </text:list-item>
        <text:list-item>
          <text:p text:style-name="P7"><text:span text:style-name="Strong_20_Emphasis">Compartilhamento de recursos</text:span>: Todas as threads dentro de um processo compartilham o mesmo espaço de memória.</text:p>
        </text:list-item>
      </text:list>
      <text:h text:style-name="Heading_20_4" text:outline-level="4">Negativas</text:h>
      <text:list xml:id="list883341989" text:style-name="L3">
        <text:list-item>
          <text:p text:style-name="P14"><text:span text:style-name="Strong_20_Emphasis">Complexidade</text:span>: Programar com threads pode ser difícil devido à necessidade de gerenciar problemas como sincronização e concorrência.</text:p>
        </text:list-item>
        <text:list-item>
          <text:p text:style-name="P14"><text:span text:style-name="Strong_20_Emphasis">Sobrecarga do sistema</text:span>: Criar muitas threads pode consumir muitos recursos, resultando em lentidão.</text:p>
        </text:list-item>
        <text:list-item>
          <text:p text:style-name="P8"><text:span text:style-name="Strong_20_Emphasis">Problemas de concorrência</text:span>: Pode ocorrer condições de corrida (race conditions), deadlocks e starvation.</text:p>
        </text:list-item>
      </text:list>
      <text:p text:style-name="Horizontal_20_Line"/>
      <text:h text:style-name="Heading_20_3" text:outline-level="3">Exemplo com Threads em Java</text:h>
      <text:p text:style-name="Text_20_body">Aqui está um exemplo simples que mostra como criar e usar threads:</text:p>
      <text:p text:style-name="Preformatted_20_Text">java</text:p>
      <text:p text:style-name="Preformatted_20_Text">Copiar código</text:p>
      <text:p text:style-name="P2"><text:span text:style-name="Source_20_Text">// Extender a classe Thread</text:span></text:p>
      <text:p text:style-name="P2"><text:span text:style-name="Source_20_Text">class MinhaThread extends Thread {</text:span></text:p>
      <text:p text:style-name="P2"><text:span text:style-name="Source_20_Text"><text:s text:c="4"/>@Override</text:span></text:p>
      <text:p text:style-name="P2"><text:span text:style-name="Source_20_Text"><text:s text:c="4"/>public void run() {</text:span></text:p>
      <text:p text:style-name="P2"><text:span text:style-name="Source_20_Text"><text:s text:c="8"/>for (int i = 1; i &lt;= 5; i++) {</text:span></text:p>
      <text:p text:style-name="P2"><text:span text:style-name="Source_20_Text"><text:s text:c="12"/>System.out.println("Thread " + getName() + " executando: " + i);</text:span></text:p>
      <text:p text:style-name="P2"><text:span text:style-name="Source_20_Text"><text:s text:c="12"/>try {</text:span></text:p>
      <text:p text:style-name="P2"><text:span text:style-name="Source_20_Text"><text:s text:c="16"/>Thread.sleep(1000); // Pausa de 1 segundo</text:span></text:p>
      <text:p text:style-name="P2"><text:span text:style-name="Source_20_Text"><text:s text:c="12"/>} catch (InterruptedException e) {</text:span></text:p>
      <text:p text:style-name="P2"><text:soft-page-break/><text:span text:style-name="Source_20_Text"><text:s text:c="16"/>e.printStackTrace();</text:span></text:p>
      <text:p text:style-name="P2"><text:span text:style-name="Source_20_Text"><text:s text:c="12"/>}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2"><text:span text:style-name="Source_20_Text">}</text:span></text:p>
      <text:p text:style-name="P2"/>
      <text:p text:style-name="P2"><text:span text:style-name="Source_20_Text">// Implementar Runnable</text:span></text:p>
      <text:p text:style-name="P2"><text:span text:style-name="Source_20_Text">class MinhaRunnable implements Runnable {</text:span></text:p>
      <text:p text:style-name="P2"><text:span text:style-name="Source_20_Text"><text:s text:c="4"/>@Override</text:span></text:p>
      <text:p text:style-name="P2"><text:span text:style-name="Source_20_Text"><text:s text:c="4"/>public void run() {</text:span></text:p>
      <text:p text:style-name="P2"><text:span text:style-name="Source_20_Text"><text:s text:c="8"/>for (int i = 1; i &lt;= 5; i++) {</text:span></text:p>
      <text:p text:style-name="P2"><text:span text:style-name="Source_20_Text"><text:s text:c="12"/>System.out.println("Runnable executando: " + i);</text:span></text:p>
      <text:p text:style-name="P2"><text:span text:style-name="Source_20_Text"><text:s text:c="12"/>try {</text:span></text:p>
      <text:p text:style-name="P2"><text:span text:style-name="Source_20_Text"><text:s text:c="16"/>Thread.sleep(1000); // Pausa de 1 segundo</text:span></text:p>
      <text:p text:style-name="P2"><text:span text:style-name="Source_20_Text"><text:s text:c="12"/>} catch (InterruptedException e) {</text:span></text:p>
      <text:p text:style-name="P2"><text:span text:style-name="Source_20_Text"><text:s text:c="16"/>e.printStackTrace();</text:span></text:p>
      <text:p text:style-name="P2"><text:span text:style-name="Source_20_Text"><text:s text:c="12"/>}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2"><text:span text:style-name="Source_20_Text">}</text:span></text:p>
      <text:p text:style-name="P2"/>
      <text:p text:style-name="P2"><text:span text:style-name="Source_20_Text">public class ExemploThread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// Usando a classe Thread</text:span></text:p>
      <text:p text:style-name="P2"><text:span text:style-name="Source_20_Text"><text:s text:c="8"/>MinhaThread thread1 = new MinhaThread();</text:span></text:p>
      <text:p text:style-name="P2"><text:span text:style-name="Source_20_Text"><text:s text:c="8"/>thread1.start();</text:span></text:p>
      <text:p text:style-name="P2"/>
      <text:p text:style-name="P2"><text:span text:style-name="Source_20_Text"><text:s text:c="8"/>// Usando Runnable</text:span></text:p>
      <text:p text:style-name="P2"><text:span text:style-name="Source_20_Text"><text:s text:c="8"/>Thread thread2 = new Thread(new MinhaRunnable());</text:span></text:p>
      <text:p text:style-name="P2"><text:span text:style-name="Source_20_Text"><text:s text:c="8"/>thread2.start();</text:span></text:p>
      <text:p text:style-name="P2"/>
      <text:p text:style-name="P2"><text:span text:style-name="Source_20_Text"><text:s text:c="8"/>// Thread principal</text:span></text:p>
      <text:p text:style-name="P2"><text:span text:style-name="Source_20_Text"><text:s text:c="8"/>for (int i = 1; i &lt;= 5; i++) {</text:span></text:p>
      <text:p text:style-name="P2"><text:span text:style-name="Source_20_Text"><text:s text:c="12"/>System.out.println("Thread principal executando: " + i);</text:span></text:p>
      <text:p text:style-name="P2"><text:span text:style-name="Source_20_Text"><text:s text:c="12"/>try {</text:span></text:p>
      <text:p text:style-name="P2"><text:span text:style-name="Source_20_Text"><text:s text:c="16"/>Thread.sleep(1000);</text:span></text:p>
      <text:p text:style-name="P2"><text:span text:style-name="Source_20_Text"><text:s text:c="12"/>} catch (InterruptedException e) {</text:span></text:p>
      <text:p text:style-name="P2"><text:span text:style-name="Source_20_Text"><text:s text:c="16"/>e.printStackTrace();</text:span></text:p>
      <text:p text:style-name="P2"><text:span text:style-name="Source_20_Text"><text:s text:c="12"/>}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4"><text:span text:style-name="Source_20_Text">}</text:span></text:p>
      <text:h text:style-name="Heading_20_3" text:outline-level="3">Principais métodos da classe Thread</text:h>
      <text:list xml:id="list3331051545" text:style-name="L4">
        <text:list-item>
          <text:p text:style-name="P15"><text:span text:style-name="Strong_20_Emphasis"><text:span text:style-name="Source_20_Text">start()</text:span></text:span><text:line-break/>Inicia a execução de uma thread chamando internamente o método <text:span text:style-name="Source_20_Text">run()</text:span>.</text:p>
        </text:list-item>
      </text:list>
      <text:list xml:id="list3861823146" text:style-name="L5">
        <text:list-item>
          <text:p text:style-name="P10"><text:span text:style-name="Strong_20_Emphasis"><text:span text:style-name="Source_20_Text">run()</text:span></text:span><text:line-break/>Contém o código que será executado quando a thread for iniciada.</text:p>
        </text:list-item>
        <text:list-item>
          <text:p text:style-name="P10"><text:span text:style-name="Strong_20_Emphasis"><text:span text:style-name="Source_20_Text">sleep(long millis)</text:span></text:span><text:line-break/>Faz com que a thread pause por um número especificado de milissegundos.</text:p>
        </text:list-item>
        <text:list-item>
          <text:p text:style-name="P10"><text:span text:style-name="Strong_20_Emphasis"><text:span text:style-name="Source_20_Text">join()</text:span></text:span><text:line-break/>Faz com que a thread atual espere até que outra thread termine sua execução.</text:p>
        </text:list-item>
        <text:list-item>
          <text:p text:style-name="P10"><text:span text:style-name="Strong_20_Emphasis"><text:span text:style-name="Source_20_Text">isAlive()</text:span></text:span><text:line-break/>Retorna <text:span text:style-name="Source_20_Text">true</text:span> se a thread estiver em execução, mas ainda não terminou.</text:p>
        </text:list-item>
        <text:list-item>
          <text:p text:style-name="P10"><text:soft-page-break/><text:span text:style-name="Strong_20_Emphasis"><text:span text:style-name="Source_20_Text">setName(String name)</text:span></text:span><text:line-break/>Define o nome da thread.</text:p>
        </text:list-item>
        <text:list-item>
          <text:p text:style-name="P10"><text:span text:style-name="Strong_20_Emphasis"><text:span text:style-name="Source_20_Text">getName()</text:span></text:span><text:line-break/>Retorna o nome da thread.</text:p>
        </text:list-item>
        <text:list-item>
          <text:p text:style-name="P10"><text:span text:style-name="Strong_20_Emphasis"><text:span text:style-name="Source_20_Text">setPriority(int priority)</text:span></text:span><text:line-break/>Define a prioridade da thread (valores entre <text:span text:style-name="Source_20_Text">Thread.MIN_PRIORITY</text:span> e <text:span text:style-name="Source_20_Text">Thread.MAX_PRIORITY</text:span>).</text:p>
        </text:list-item>
        <text:list-item>
          <text:p text:style-name="P10"><text:span text:style-name="Strong_20_Emphasis"><text:span text:style-name="Source_20_Text">getPriority()</text:span></text:span><text:line-break/>Retorna a prioridade da thread.</text:p>
        </text:list-item>
        <text:list-item>
          <text:p text:style-name="P10"><text:span text:style-name="Strong_20_Emphasis"><text:span text:style-name="Source_20_Text">interrupt()</text:span></text:span><text:line-break/>Interrompe a execução da thread, especialmente útil para parar uma thread que está bloqueada, por exemplo, com <text:span text:style-name="Source_20_Text">sleep()</text:span>.</text:p>
        </text:list-item>
        <text:list-item>
          <text:p text:style-name="P10"><text:span text:style-name="Strong_20_Emphasis"><text:span text:style-name="Source_20_Text">isInterrupted()</text:span></text:span><text:line-break/>Verifica se a thread foi interrompida.</text:p>
        </text:list-item>
        <text:list-item>
          <text:p text:style-name="P10"><text:span text:style-name="Strong_20_Emphasis"><text:span text:style-name="Source_20_Text">yield()</text:span></text:span><text:line-break/>Indica ao scheduler de threads que a thread atual está disposta a ceder o controle e permitir que outras threads sejam executadas. Não garante que outra thread será executada.</text:p>
        </text:list-item>
      </text:list>
      <text:p text:style-name="Horizontal_20_Line"/>
      <text:h text:style-name="Heading_20_3" text:outline-level="3">Métodos relacionados à sincronização (classe <text:span text:style-name="Source_20_Text">Object</text:span>)</text:h>
      <text:p text:style-name="Text_20_body">Estes métodos são usados em blocos sincronizados para controlar o acesso a recursos compartilhados:</text:p>
      <text:list xml:id="list199282991" text:style-name="L6">
        <text:list-item>
          <text:p text:style-name="P11"><text:span text:style-name="Strong_20_Emphasis"><text:span text:style-name="Source_20_Text">synchronized</text:span></text:span><text:line-break/><text:span text:style-name="Strong_20_Emphasis">Palavra-chave</text:span> utilizada para proteger blocos ou métodos, garantindo acesso exclusivo de uma thread por vez ao recurso compartilhado. Exemplos:</text:p>
          <text:p text:style-name="P1">java</text:p>
          <text:p text:style-name="P1">Copiar código</text:p>
          <text:p text:style-name="P3"><text:span text:style-name="Source_20_Text">synchronized(obj) {</text:span></text:p>
          <text:p text:style-name="P3"><text:span text:style-name="Source_20_Text"><text:s text:c="4"/>// Código protegido</text:span></text:p>
          <text:p text:style-name="P5"><text:span text:style-name="Source_20_Text">}</text:span></text:p>
          <text:p text:style-name="P1">java</text:p>
          <text:p text:style-name="P1">Copiar código</text:p>
          <text:p text:style-name="P3"><text:span text:style-name="Source_20_Text">public synchronized void metodo() {</text:span></text:p>
          <text:p text:style-name="P3"><text:span text:style-name="Source_20_Text"><text:s text:c="4"/>// Código protegido</text:span></text:p>
          <text:p text:style-name="P5"><text:span text:style-name="Source_20_Text">}</text:span></text:p>
        </text:list-item>
        <text:list-item>
          <text:p text:style-name="P11"><text:span text:style-name="Strong_20_Emphasis"><text:span text:style-name="Source_20_Text">wait()</text:span></text:span><text:line-break/>Faz com que a thread atual aguarde até que outra thread a notifique (usando <text:span text:style-name="Source_20_Text">notify()</text:span> ou <text:span text:style-name="Source_20_Text">notifyAll()</text:span>). Deve ser usado dentro de um bloco <text:span text:style-name="Source_20_Text">synchronized</text:span>.</text:p>
        </text:list-item>
        <text:list-item>
          <text:p text:style-name="P11"><text:span text:style-name="Strong_20_Emphasis"><text:span text:style-name="Source_20_Text">notify()</text:span></text:span><text:line-break/>Acorda uma thread que está aguardando no monitor do objeto (usando <text:span text:style-name="Source_20_Text">wait()</text:span>). Apenas uma thread é acordada.</text:p>
        </text:list-item>
        <text:list-item>
          <text:p text:style-name="P11"><text:soft-page-break/><text:span text:style-name="Strong_20_Emphasis"><text:span text:style-name="Source_20_Text">notifyAll()</text:span></text:span><text:line-break/>Acorda todas as threads que estão aguardando no monitor do objeto.</text:p>
        </text:list-item>
      </text:list>
      <text:p text:style-name="Horizontal_20_Line"/>
      <text:h text:style-name="Heading_20_3" text:outline-level="3">Exemplo com métodos de sincronização</text:h>
      <text:p text:style-name="Text_20_body">Aqui está um exemplo simples que demonstra o uso de <text:span text:style-name="Source_20_Text">wait()</text:span>, <text:span text:style-name="Source_20_Text">notify()</text:span> e <text:span text:style-name="Source_20_Text">synchronized</text:span>:</text:p>
      <text:p text:style-name="Preformatted_20_Text">java</text:p>
      <text:p text:style-name="Preformatted_20_Text">Copiar código</text:p>
      <text:p text:style-name="P2"><text:span text:style-name="Source_20_Text">class Conta {</text:span></text:p>
      <text:p text:style-name="P2"><text:span text:style-name="Source_20_Text"><text:s text:c="4"/>private int saldo = 0;</text:span></text:p>
      <text:p text:style-name="P2"/>
      <text:p text:style-name="P2"><text:span text:style-name="Source_20_Text"><text:s text:c="4"/>public synchronized void depositar(int valor) {</text:span></text:p>
      <text:p text:style-name="P2"><text:span text:style-name="Source_20_Text"><text:s text:c="8"/>saldo += valor;</text:span></text:p>
      <text:p text:style-name="P2"><text:span text:style-name="Source_20_Text"><text:s text:c="8"/>System.out.println("Depositado: " + valor + ". Saldo atual: " + saldo);</text:span></text:p>
      <text:p text:style-name="P2"><text:span text:style-name="Source_20_Text"><text:s text:c="8"/>notify(); // Notifica que o saldo foi atualizado</text:span></text:p>
      <text:p text:style-name="P2"><text:span text:style-name="Source_20_Text"><text:s text:c="4"/>}</text:span></text:p>
      <text:p text:style-name="P2"/>
      <text:p text:style-name="P2"><text:span text:style-name="Source_20_Text"><text:s text:c="4"/>public synchronized void sacar(int valor) throws InterruptedException {</text:span></text:p>
      <text:p text:style-name="P2"><text:span text:style-name="Source_20_Text"><text:s text:c="8"/>while (saldo &lt; valor) {</text:span></text:p>
      <text:p text:style-name="P2"><text:span text:style-name="Source_20_Text"><text:s text:c="12"/>System.out.println("Saldo insuficiente para sacar " + valor + ". Aguardando depósito...");</text:span></text:p>
      <text:p text:style-name="P2"><text:span text:style-name="Source_20_Text"><text:s text:c="12"/>wait(); // Aguarda até que o saldo seja suficiente</text:span></text:p>
      <text:p text:style-name="P2"><text:span text:style-name="Source_20_Text"><text:s text:c="8"/>}</text:span></text:p>
      <text:p text:style-name="P2"><text:span text:style-name="Source_20_Text"><text:s text:c="8"/>saldo -= valor;</text:span></text:p>
      <text:p text:style-name="P2"><text:span text:style-name="Source_20_Text"><text:s text:c="8"/>System.out.println("Sacado: " + valor + ". Saldo restante: " + saldo);</text:span></text:p>
      <text:p text:style-name="P2"><text:span text:style-name="Source_20_Text"><text:s text:c="4"/>}</text:span></text:p>
      <text:p text:style-name="P2"><text:span text:style-name="Source_20_Text">}</text:span></text:p>
      <text:p text:style-name="P2"/>
      <text:p text:style-name="P2"><text:span text:style-name="Source_20_Text">public class ExemploSincronizacao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Conta conta = new Conta();</text:span></text:p>
      <text:p text:style-name="P2"/>
      <text:p text:style-name="P2"><text:span text:style-name="Source_20_Text"><text:s text:c="8"/>// Thread para saque</text:span></text:p>
      <text:p text:style-name="P2"><text:span text:style-name="Source_20_Text"><text:s text:c="8"/>new Thread(() -&gt; {</text:span></text:p>
      <text:p text:style-name="P2"><text:span text:style-name="Source_20_Text"><text:s text:c="12"/>try {</text:span></text:p>
      <text:p text:style-name="P2"><text:span text:style-name="Source_20_Text"><text:s text:c="16"/>conta.sacar(100);</text:span></text:p>
      <text:p text:style-name="P2"><text:span text:style-name="Source_20_Text"><text:s text:c="12"/>} catch (InterruptedException e) {</text:span></text:p>
      <text:p text:style-name="P2"><text:span text:style-name="Source_20_Text"><text:s text:c="16"/>e.printStackTrace();</text:span></text:p>
      <text:p text:style-name="P2"><text:span text:style-name="Source_20_Text"><text:s text:c="12"/>}</text:span></text:p>
      <text:p text:style-name="P2"><text:span text:style-name="Source_20_Text"><text:s text:c="8"/>}).start();</text:span></text:p>
      <text:p text:style-name="P2"/>
      <text:p text:style-name="P2"><text:span text:style-name="Source_20_Text"><text:s text:c="8"/>// Thread para depósito</text:span></text:p>
      <text:p text:style-name="P2"><text:span text:style-name="Source_20_Text"><text:s text:c="8"/>new Thread(() -&gt; {</text:span></text:p>
      <text:p text:style-name="P2"><text:span text:style-name="Source_20_Text"><text:s text:c="12"/>try {</text:span></text:p>
      <text:p text:style-name="P2"><text:span text:style-name="Source_20_Text"><text:s text:c="16"/>Thread.sleep(2000); // Simula tempo para depositar</text:span></text:p>
      <text:p text:style-name="P2"><text:span text:style-name="Source_20_Text"><text:s text:c="16"/>conta.depositar(100);</text:span></text:p>
      <text:p text:style-name="P2"><text:span text:style-name="Source_20_Text"><text:s text:c="12"/>} catch (InterruptedException e) {</text:span></text:p>
      <text:p text:style-name="P2"><text:span text:style-name="Source_20_Text"><text:s text:c="16"/>e.printStackTrace();</text:span></text:p>
      <text:p text:style-name="P2"><text:span text:style-name="Source_20_Text"><text:s text:c="12"/>}</text:span></text:p>
      <text:p text:style-name="P2"><text:span text:style-name="Source_20_Text"><text:s text:c="8"/>}).start();</text:span></text:p>
      <text:p text:style-name="P2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<text:soft-page-break/>Diferenças entre <text:span text:style-name="Source_20_Text">wait()</text:span>, <text:span text:style-name="Source_20_Text">notify()</text:span> e <text:span text:style-name="Source_20_Text">notifyAll()</text:span></text:h>
      <table:table table:name="Tabela1" table:style-name="Tabela1">
        <table:table-column table:style-name="Tabela1.A"/>
        <table:table-column table:style-name="Tabela1.B"/>
        <table:table-header-rows>
          <table:table-row table:style-name="TableLine94341038745840">
            <table:table-cell table:style-name="Tabela1.A1" office:value-type="string">
              <text:p text:style-name="Table_20_Heading">Método</text:p>
            </table:table-cell>
            <table:table-cell table:style-name="Tabela1.A1" office:value-type="string">
              <text:p text:style-name="Table_20_Heading">Descrição</text:p>
            </table:table-cell>
          </table:table-row>
        </table:table-header-rows>
        <table:table-row table:style-name="TableLine94341038745840">
          <table:table-cell table:style-name="Tabela1.A1" office:value-type="string">
            <text:p text:style-name="Table_20_Contents"><text:span text:style-name="Source_20_Text">wait()</text:span></text:p>
          </table:table-cell>
          <table:table-cell table:style-name="Tabela1.A1" office:value-type="string">
            <text:p text:style-name="Table_20_Contents">Coloca a thread atual em estado de espera até ser notificada ou o tempo limite expirar.</text:p>
          </table:table-cell>
        </table:table-row>
        <table:table-row table:style-name="TableLine94341038745840">
          <table:table-cell table:style-name="Tabela1.A1" office:value-type="string">
            <text:p text:style-name="Table_20_Contents"><text:span text:style-name="Source_20_Text">notify()</text:span></text:p>
          </table:table-cell>
          <table:table-cell table:style-name="Tabela1.A1" office:value-type="string">
            <text:p text:style-name="Table_20_Contents">Acorda <text:span text:style-name="Strong_20_Emphasis">uma</text:span> thread aguardando no monitor do objeto.</text:p>
          </table:table-cell>
        </table:table-row>
        <table:table-row table:style-name="TableLine94341038745840">
          <table:table-cell table:style-name="Tabela1.A1" office:value-type="string">
            <text:p text:style-name="Table_20_Contents"><text:span text:style-name="Source_20_Text">notifyAll()</text:span></text:p>
          </table:table-cell>
          <table:table-cell table:style-name="Tabela1.A1" office:value-type="string">
            <text:p text:style-name="Table_20_Contents">Acorda <text:span text:style-name="Strong_20_Emphasis">todas</text:span> as threads aguardando no monitor do objeto, mas elas competem pelo bloqueio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9:47:53.545058006</meta:creation-date>
    <dc:date>2024-12-10T09:51:09.832726233</dc:date>
    <meta:editing-duration>PT3M19S</meta:editing-duration>
    <meta:editing-cycles>1</meta:editing-cycles>
    <meta:document-statistic meta:table-count="1" meta:image-count="0" meta:object-count="0" meta:page-count="5" meta:paragraph-count="147" meta:word-count="912" meta:character-count="6587" meta:non-whitespace-character-count="5147"/>
    <meta:generator>LibreOffice/7.0.4.2$Linux_X86_64 LibreOffice_project/00$Build-2</meta:generator>
  </office:meta>
</office:document-meta>
</file>